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e64a3" officeooo:paragraph-rsid="000e64a3"/>
    </style:style>
    <style:style style:name="P2" style:family="paragraph" style:parent-style-name="Standard">
      <style:text-properties officeooo:rsid="000fc7d2" officeooo:paragraph-rsid="000fc7d2"/>
    </style:style>
    <style:style style:name="P3" style:family="paragraph" style:parent-style-name="Standard">
      <style:text-properties officeooo:rsid="0010b817" officeooo:paragraph-rsid="0010b817"/>
    </style:style>
    <style:style style:name="P4" style:family="paragraph" style:parent-style-name="Standard">
      <style:text-properties officeooo:rsid="0011d694" officeooo:paragraph-rsid="0011d694"/>
    </style:style>
    <style:style style:name="P5" style:family="paragraph" style:parent-style-name="Standard">
      <style:text-properties officeooo:rsid="00123f74" officeooo:paragraph-rsid="00123f74"/>
    </style:style>
    <style:style style:name="P6" style:family="paragraph" style:parent-style-name="Standard">
      <style:text-properties officeooo:rsid="0013511b" officeooo:paragraph-rsid="0013511b"/>
    </style:style>
    <style:style style:name="P7" style:family="paragraph" style:parent-style-name="Standard">
      <style:text-properties officeooo:rsid="0013d868" officeooo:paragraph-rsid="0013d868"/>
    </style:style>
    <style:style style:name="P8" style:family="paragraph" style:parent-style-name="Standard">
      <style:text-properties officeooo:rsid="0014fe97" officeooo:paragraph-rsid="0014fe97"/>
    </style:style>
    <style:style style:name="P9" style:family="paragraph">
      <loext:graphic-properties draw:fill="none" draw:fill-color="#ffffff"/>
      <style:paragraph-properties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0b817"/>
    </style:style>
    <style:style style:name="T3" style:family="text">
      <style:text-properties officeooo:rsid="00123f74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6" style:family="text">
      <style:text-properties officeooo:rsid="0014fe97"/>
    </style:style>
    <style:style style:name="T7" style:family="text">
      <style:text-properties officeooo:rsid="0016a674"/>
    </style:style>
    <style:style style:name="T8" style:family="text">
      <style:text-properties officeooo:rsid="001abf85"/>
    </style:style>
    <style:style style:name="T9" style:family="text">
      <style:text-properties style:text-position="-8% 58%"/>
    </style:style>
    <style:style style:name="gr1" style:family="graphic">
      <style:graphic-properties draw:stroke="solid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onceptos</text:span>: bit(ud más pequeña 1-0), bps(bits x seg), baudio(estados discretos x seg), información(bits que agrupan datos), señal(soporte de info x el medio), ruido(otra señal que afecta), portadora(señal sin info. Mezcla con otra), modular(portadora con info), codificar(adaptar señales a los ss de transmisión)</text:p>
      <text:p text:style-name="P1"/>
      <text:p text:style-name="P1"><text:span text:style-name="T4">Onda sinusoidal</text:span>:hertzio(frecuencia), Amplitud(valor máximo en voltios), Frecuencia(repeticiones), período(tiempo repes), fase(posición en 0), longitud de onda(distancia entre 2 posiciones)</text:p>
      <text:p text:style-name="P1"/>
      <text:p text:style-name="P2"><text:span text:style-name="T4">Conceptos frecuencia</text:span>:espectro(conjunto frecuencias), ancho de banda(rango de frecuencias en señal compuesta)</text:p>
      <text:p text:style-name="P2"/>
      <text:p text:style-name="P2"><text:span text:style-name="T4">Conceptos tiempo</text:span>:s.continua(varía suavemente en el tiempo-analógica), s.discreta(se mantiene durante un tiempo-digital), s.no periódica(sin patrón)</text:p>
      <text:p text:style-name="P2"/>
      <text:p text:style-name="P2"><text:span text:style-name="T4">Conceptos tasa info:</text:span> isócrona(vel constante), anisócona</text:p>
      <text:p text:style-name="P2"/>
      <text:p text:style-name="P2"><text:span text:style-name="T1">Onda compuesta:</text:span> combinación de ondas simples</text:p>
      <text:p text:style-name="P2"/>
      <text:p text:style-name="P2"><text:span text:style-name="T4">Medio de transmisión y características</text:span>:interfaz(físico/lógico-libr control), tipo de medio(guiado/no guiado), tipo de enlace(directo, p-a-p, multipunto), sentido(simplex, half-duplex, full-duplex), tipo transmisión(serie-bit 1 en 1/ paralelo-n bits x n canales), forma transmisión(síncrona/asíncrona), canal(ideal/no ideal), modo(banda base-1canal/banda ancha), por titularidad(propietarios-coaxial, fibra.../alquilados-xDSL, ATM..)</text:p>
      <text:p text:style-name="P2"/>
      <text:p text:style-name="P2"><text:span text:style-name="T5">Deterioros</text:span>:atenuación(x distancia), distorsión de retardo(variación de <text:span text:style-name="T2">velocidad en medio</text:span>), <text:span text:style-name="T2">ruido(interferencias)</text:span></text:p>
      <text:p text:style-name="P2"/>
      <text:p text:style-name="P3">La velocidad de datos depende de:ancho banda, lvl de señal, calidad del canal. (Nyquist/Shannon)</text:p>
      <text:p text:style-name="P2"><draw:frame text:anchor-type="paragraph" draw:z-index="0" draw:name="Marco de texto 1" draw:style-name="gr1" draw:text-style-name="P9" svg:width="6.688cm" svg:height="0.489cm" svg:x="11.367cm" svg:y="0.238cm"><draw:text-box><text:p>C<text:span text:style-name="T9">bps</text:span>=2Hlog<text:span text:style-name="T9">2</text:span>V <text:s text:c="6"/>C<text:span text:style-name="T9">bps</text:span>=2Hlog<text:span text:style-name="T9">2</text:span>(1+S/N) <text:s/></text:p></draw:text-box></draw:frame></text:p>
      <text:p text:style-name="P2"/>
      <text:p text:style-name="P3">Transmisión analógica: datos continuos, señales por ondas electromagnéticas, transmisión por portadora</text:p>
      <text:p text:style-name="P3">Transmisión digital: datos con valores discretos, señales por secuencia de pulsos, transmisión codificada</text:p>
      <text:p text:style-name="P3"/>
      <text:p text:style-name="P3">4 posibilidades de codificación/modulación(datos y señales digitales o analógicas)</text:p>
      <text:p text:style-name="P4"/>
      <text:p text:style-name="P4">DdSd:sistemas:NRZ-L, Mánchester, Mánchester Diferencia<text:span text:style-name="T8">l</text:span></text:p>
      <text:p text:style-name="P4">DdSa:</text:p>
      <text:p text:style-name="P4">DaSd:datos analógicos a digitales. Técnicas(PCM, DM)</text:p>
      <text:p text:style-name="P4">DaSa: técnicas: FM/AM/PM</text:p>
      <text:p text:style-name="P4"/>
      <text:p text:style-name="P4"><text:span text:style-name="T4">Multiplexación</text:span>: técnicas para transporte simultáneo de señales por un enlace.</text:p>
      <text:p text:style-name="P4">Tecnicas:x División de frecuencias(FDM), <text:span text:style-name="T3">x División de tiempo(TDM), x División de longitud de onda(WDM)</text:span></text:p>
      <text:p text:style-name="P4"/>
      <text:p text:style-name="P5"><text:span text:style-name="T4">Conmutación</text:span>: Serie de nodos</text:p>
      <text:p text:style-name="P6"><text:span text:style-name="T4">Métodos de conmutación</text:span>: de circuitos/ de paquetes <text:s/>(datagramas/ circuitos virtuales)</text:p>
      <text:p text:style-name="P6"/>
      <text:p text:style-name="P7"><text:span text:style-name="T1">Medios de transmisión</text:span>:<text:span text:style-name="T6">influyen: ancho de banda, atenuación(desgaste), interferencias distorsión y ruidos</text:span></text:p>
      <text:p text:style-name="P8">Inalámbricos: omnidireccionales/ direccionales --- <text:span text:style-name="T7">(microondas, ondas de radio, infrarrojos)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E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7T20:09:30.889000000</dc:date>
    <meta:editing-duration>PT54M8S</meta:editing-duration>
    <meta:editing-cycles>3</meta:editing-cycles>
    <meta:generator>LibreOffice/7.3.2.2$Windows_X86_64 LibreOffice_project/49f2b1bff42cfccbd8f788c8dc32c1c309559be0</meta:generator>
    <meta:document-statistic meta:table-count="0" meta:image-count="0" meta:object-count="0" meta:page-count="1" meta:paragraph-count="22" meta:word-count="265" meta:character-count="2406" meta:non-whitespace-character-count="2162"/>
  </office:meta>
</office:document-meta>
</file>